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25-02-17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06136" calcext:value-type="float">
            <text:p>68.9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24-02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7144" calcext:value-type="float">
            <text:p>68.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22-11-17 23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22-02-16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54448" calcext:value-type="float">
            <text:p>68.3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20-02-1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52696" calcext:value-type="float">
            <text:p>68.0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9-02-1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0296" calcext:value-type="float">
            <text:p>67.9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8-02-14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0276" calcext:value-type="float">
            <text:p>67.8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7-02-22 2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02176" calcext:value-type="float">
            <text:p>67.7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6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29152" calcext:value-type="float">
            <text:p>67.1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7376" calcext:value-type="float">
            <text:p>67.3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9316" calcext:value-type="float">
            <text:p>67.1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1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1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92704" calcext:value-type="float">
            <text:p>66.5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9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4896" calcext:value-type="float">
            <text:p>66.6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10536" calcext:value-type="float">
            <text:p>66.01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56968" calcext:value-type="float">
            <text:p>65.6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3576" calcext:value-type="float">
            <text:p>65.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76096" calcext:value-type="float">
            <text:p>64.7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593216" calcext:value-type="float">
            <text:p>64.5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53008" calcext:value-type="float">
            <text:p>64.45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91464" calcext:value-type="float">
            <text:p>64.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4328" calcext:value-type="float">
            <text:p>64.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200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8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1468" calcext:value-type="float">
            <text:p>64.1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07288" calcext:value-type="float">
            <text:p>64.4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4808" calcext:value-type="float">
            <text:p>64.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01008" calcext:value-type="float">
            <text:p>67.5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1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42712" calcext:value-type="float">
            <text:p>68.9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90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086992" calcext:value-type="float">
            <text:p>65.08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9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199768" calcext:value-type="float">
            <text:p>65.1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8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46656" calcext:value-type="float">
            <text:p>65.4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7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9344" calcext:value-type="float">
            <text:p>66.37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35376" calcext:value-type="float">
            <text:p>66.63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892" calcext:value-type="float">
            <text:p>65.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61896" calcext:value-type="float">
            <text:p>65.46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8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9888" calcext:value-type="float">
            <text:p>66.1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01976" calcext:value-type="float">
            <text:p>66.1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93872" calcext:value-type="float">
            <text:p>66.7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6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21104" calcext:value-type="float">
            <text:p>65.22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16432" calcext:value-type="float">
            <text:p>64.4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53136" calcext:value-type="float">
            <text:p>63.95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24536" calcext:value-type="float">
            <text:p>63.7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61824" calcext:value-type="float">
            <text:p>63.36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85624" calcext:value-type="float">
            <text:p>63.28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70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4204" calcext:value-type="float">
            <text:p>62.04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772" calcext:value-type="float">
            <text:p>61.76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41712" calcext:value-type="float">
            <text:p>60.9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90608" calcext:value-type="float">
            <text:p>60.4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7408" calcext:value-type="float">
            <text:p>61.5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7776" calcext:value-type="float">
            <text:p>59.1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3064" calcext:value-type="float">
            <text:p>58.0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5136" calcext:value-type="float">
            <text:p>57.0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03496" calcext:value-type="float">
            <text:p>55.4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7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5816" calcext:value-type="float">
            <text:p>53.8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096" calcext:value-type="float">
            <text:p>53.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29232" calcext:value-type="float">
            <text:p>52.5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84936" calcext:value-type="float">
            <text:p>51.6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49" calcext:value-type="float">
            <text:p>49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119203</text:p>
          </table:table-cell>
          <table:table-cell office:value-type="string" calcext:value-type="string">
            <text:p>1951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4" meta:object-count="0"/>
    <meta:user-defined meta:name="AppVersion">3.0</meta:user-defined>
  </office:meta>
</office:document-meta>
</file>